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04_07-42-0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04_01-28-28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 office:value-type="string">
            <text:p>2022-11-04_17-50-26_000.jpg</text:p>
          </table:table-cell>
          <table:table-cell table:style-name="ce27" office:value-type="string">
            <text:p>:m #*# / memo:other(m:other) / topic=習字, about=~,other=~,id=~,content=原;半;径;窒;素;電;気;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1-04_07-45-32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2-11-03_20-36-0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11-04_13-10-0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03_21-41-00_000.mp4</text:p>
          </table:table-cell>
          <table:table-cell table:style-name="ce27" office:value-type="string">
            <text:p>:VIDEO / @自室 / 記録 / jap.flute / 演奏、play / R=1 / genre=demo,for=alt-fingering:h-1open~=h-6h;,file-piece-session=hour-21,other= / follow~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室 / 記録 / jap.flute / 演奏、play / R=1 / genre=demo,for=alt-fingering:h-1open~=h-6h;,file-piece-session=hour-21,other= / follow~ ">
            <text:p>:VIDEO / @自室 / 記録 / jap.flute / 演奏、play / R=1 / genre=demo,for=alt-fingering:h-1open~=h-6h;,file-piece-session=hour-21,other= / follow~ 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04_09-18-58_000.jpg</text:p>
          </table:table-cell>
          <table:table-cell table:style-name="ce27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-*">
            <text:p>-*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04_12-32-20_000.jpg</text:p>
          </table:table-cell>
          <table:table-cell table:style-name="ce27" office:value-type="string">
            <text:p>:m RES 1*1 / free# JVEMV6 83#_20:1 / 83. chemistry / topics=無機化学,w=混成軌道；π結合；σ結合,s=~,i=~,other=~,doc=r-1-1~1.2:f-4.2#R.1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RES 1*1 / free# JVEMV6 83#_20:1 / 83. chemistry / topics=無機化学,w=混成軌道；π結合；σ結合,s=~,i=~,other=~,doc=r-1-1~1.2:f-4.2#R.1">
            <text:p>:m RES 1*1 / free# JVEMV6 83#_20:1 / 83. chemistry / topics=無機化学,w=混成軌道；π結合；σ結合,s=~,i=~,other=~,doc=r-1-1~1.2:f-4.2#R.1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04_14-30-50_000.jpg</text:p>
          </table:table-cell>
          <table:table-cell table:style-name="ce27" office:value-type="string">
            <text:p>:m :篠笛,shinobue #*# / session-memo:session-1 / p.1:genre=melody,musescore=~ \\\ p.2:genre=memo:alt-fingering:h-7+4+3&gt;on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#*# / session-memo:session-1 / p.1:genre=melody,musescore=~ \\\ p.2:genre=memo:alt-fingering:h-7+4+3&gt;on,musescore=~">
            <text:p>:m :篠笛,shinobue #*# / session-memo:session-1 / p.1:genre=melody,musescore=~ \\\ p.2:genre=memo:alt-fingering:h-7+4+3&gt;on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2-11-04_17-39-01_000.jpg</text:p>
          </table:table-cell>
          <table:table-cell table:style-name="ce27" office:value-type="string">
            <text:p>:m RES 1-2*2 / free# JVEMV6 83#_20:2 / 83. chemistry / topics=無機化学,w=混成軌道；π結合；σ結合,s=~,i=~,other=~,doc=r-1-1~1.2:f-4.3#R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1-2*2 / free# JVEMV6 83#_20:2 / 83. chemistry / topics=無機化学,w=混成軌道；π結合；σ結合,s=~,i=~,other=~,doc=r-1-1~1.2:f-4.3#R.1">
            <text:p>:m RES 1-2*2 / free# JVEMV6 83#_20:2 / 83. chemistry / topics=無機化学,w=混成軌道；π結合；σ結合,s=~,i=~,other=~,doc=r-1-1~1.2:f-4.3#R.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11-04_18-58-34_000.jpg</text:p>
          </table:table-cell>
          <table:table-cell table:style-name="ce28" office:value-type="string">
            <text:p>:m :篠笛,shinobue #*# / session-memo:session-1 / p.1:genre=memo:alt-fingering:h-7+4+3&gt;on~pitch=h-1`!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:篠笛,shinobue #*# / session-memo:session-1 / p.1:genre=memo:alt-fingering:h-7+4+3&gt;on~pitch=h-1`!,musescore=~">
            <text:p>:m :篠笛,shinobue #*# / session-memo:session-1 / p.1:genre=memo:alt-fingering:h-7+4+3&gt;on~pitch=h-1`!,musescore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2022/11/05</text:date>, <text:time>10:16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5T10:16:28.06</dc:date>
    <dc:creator>iwabuchi ken</dc:creator>
    <meta:editing-duration>P50DT12H27M59S</meta:editing-duration>
    <meta:editing-cycles>16417</meta:editing-cycles>
    <meta:document-statistic meta:table-count="2" meta:cell-count="916" meta:object-count="0"/>
    <meta:user-defined meta:name="qrichtext">1</meta:user-defined>
  </office:meta>
</office:document-meta>
</file>